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2.103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7402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7618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0.5953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0.9102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 style:data-style-name="N120">
      <style:text-properties fo:font-size="12pt" style:font-size-asian="12pt" style:font-size-complex="12pt"/>
    </style:style>
    <style:style style:name="ce5" style:family="table-cell" style:parent-style-name="Default" style:data-style-name="N122">
      <style:text-properties fo:font-size="12pt" style:font-size-asian="12pt" style:font-size-complex="12pt"/>
    </style:style>
    <style:style style:name="ce6" style:family="table-cell" style:parent-style-name="Default" style:data-style-name="N11"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6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table:style-name="ce1" office:value-type="string">
            <text:p>Incentive</text:p>
          </table:table-cell>
          <table:table-cell table:style-name="ce3" office:value-type="string">
            <text:p>Total Fed Gross</text:p>
          </table:table-cell>
          <table:table-cell table:style-name="ce3" office:value-type="string">
            <text:p>Deductions</text:p>
          </table:table-cell>
          <table:table-cell table:style-name="Default"/>
          <table:table-cell table:style-name="ce3" office:value-type="string">
            <text:p>Fed Gross Taxable</text:p>
          </table:table-cell>
          <table:table-cell table:style-name="ce3" office:value-type="string">
            <text:p>Annual</text:p>
          </table:table-cell>
          <table:table-cell table:style-name="ce3" office:value-type="string">
            <text:p>An. Exemptions</text:p>
          </table:table-cell>
          <table:table-cell table:style-name="ce3" office:value-type="string">
            <text:p>An. gross tax</text:p>
          </table:table-cell>
          <table:table-cell table:style-name="ce3" office:value-type="string">
            <text:p>Tax Level</text:p>
          </table:table-cell>
          <table:table-cell table:style-name="ce3" office:value-type="string">
            <text:p>Excess Taxable</text:p>
          </table:table-cell>
          <table:table-cell table:style-name="ce7" office:value-type="string">
            <text:p>Excess %</text:p>
          </table:table-cell>
          <table:table-cell table:style-name="ce3" office:value-type="string">
            <text:p>Excess Tax</text:p>
          </table:table-cell>
          <table:table-cell table:style-name="ce3" office:value-type="string">
            <text:p>Base tax</text:p>
          </table:table-cell>
          <table:table-cell table:style-name="ce3" office:value-type="string">
            <text:p>Annual Tax</text:p>
          </table:table-cell>
          <table:table-cell table:style-name="ce3" office:value-type="string">
            <text:p>Add.</text:p>
          </table:table-cell>
          <table:table-cell table:style-name="ce1" office:value-type="string">
            <text:p>Paycheck Tax</text:p>
          </table:table-cell>
          <table:table-cell table:style-name="ce1" table:number-columns-repeated="1007"/>
          <table:table-cell table:style-name="Default"/>
        </table:table-row>
        <table:table-row table:style-name="ro2">
          <table:table-cell office:value-type="float" office:value="0">
            <office:annotation draw:style-name="gr1" draw:text-style-name="P1" svg:width="1.1413in" svg:height="0.3953in" svg:x="1.2894in" svg:y="0in" draw:caption-point-x="-0.2402in" draw:caption-point-y="0.2717in">
              <dc:date>2013-08-30T00:00:00</dc:date>
              <text:p text:style-name="P1"><text:span text:style-name="T1">State Incentive (2</text:span><text:span text:style-name="T2">nd</text:span><text:span text:style-name="T1"> Pay Only)</text:span></text:p>
            </office:annotation>
            <text:p>0</text:p>
          </table:table-cell>
          <table:table-cell office:value-type="float" office:value="2635.01">
            <office:annotation draw:style-name="gr1" draw:text-style-name="P1" svg:width="1.1413in" svg:height="0.3902in" svg:x="3.0618in" svg:y="0in" draw:caption-point-x="-0.2402in" draw:caption-point-y="0.2717in">
              <dc:date>2013-08-30T00:00:00</dc:date>
              <text:p text:style-name="P1"><text:span text:style-name="T1">Total Gross Pay from Paycheck</text:span></text:p>
            </office:annotation>
            <text:p>2635.01</text:p>
          </table:table-cell>
          <table:table-cell table:formula="of:=[.C4]+[.C5]" office:value-type="float" office:value="362.4908">
            <office:annotation draw:style-name="gr1" draw:text-style-name="P1" svg:width="1.1413in" svg:height="0.5457in" svg:x="4.7909in" svg:y="0in" draw:caption-point-x="-0.2402in" draw:caption-point-y="0.2717in">
              <dc:date>2013-08-30T00:00:00</dc:date>
              <text:p text:style-name="P1"><text:span text:style-name="T1">TAXABLE DEDUCTIONS ONLY</text:span></text:p>
            </office:annotation>
            <text:p>362.49</text:p>
          </table:table-cell>
          <table:table-cell table:style-name="Default"/>
          <table:table-cell table:formula="of:=[.B2]-[.C2]" office:value-type="float" office:value="2272.5192">
            <office:annotation draw:style-name="gr1" draw:text-style-name="P1" svg:width="1.1413in" svg:height="0.3902in" svg:x="8.4839in" svg:y="0.0902in" draw:caption-point-x="-0.2402in" draw:caption-point-y="0.1815in">
              <dc:date>2013-08-30T00:00:00</dc:date>
              <text:p text:style-name="P1"><text:span text:style-name="T1">Total Gross - Deductions</text:span></text:p>
            </office:annotation>
            <text:p>2272.52</text:p>
          </table:table-cell>
          <table:table-cell table:formula="of:=[.E2]*26" office:value-type="float" office:value="59085.4992">
            <office:annotation draw:style-name="gr1" draw:text-style-name="P1" svg:width="1.1413in" svg:height="0.5457in" svg:x="9.3236in" svg:y="0.0902in" draw:caption-point-x="-0.2402in" draw:caption-point-y="0.1815in">
              <dc:date>2013-08-30T00:00:00</dc:date>
              <text:p text:style-name="P1"><text:span text:style-name="T1">Federal Gross multiplied by 26 (bi-weekly pays)</text:span></text:p>
            </office:annotation>
            <text:p>59085.50</text:p>
          </table:table-cell>
          <table:table-cell office:value-type="float" office:value="-3900">
            <office:annotation draw:style-name="gr1" draw:text-style-name="P1" svg:width="1.1413in" svg:height="0.3902in" svg:x="11.0638in" svg:y="0.0902in" draw:caption-point-x="-0.2402in" draw:caption-point-y="0.1815in">
              <dc:date>2013-08-30T00:00:00</dc:date>
              <text:p text:style-name="P1"><text:span text:style-name="T1">Single + 1 Exemption</text:span></text:p>
            </office:annotation>
            <text:p>-3900.00</text:p>
          </table:table-cell>
          <table:table-cell table:formula="of:=[.F2]+[.G2]" office:value-type="float" office:value="55185.4992">
            <office:annotation draw:style-name="gr1" draw:text-style-name="P1" svg:width="1.1413in" svg:height="0.3902in" svg:x="12.5362in" svg:y="0.0902in" draw:caption-point-x="-0.2402in" draw:caption-point-y="0.1815in">
              <dc:date>2013-08-30T00:00:00</dc:date>
              <text:p text:style-name="P1"><text:span text:style-name="T1">Annual Gross – Exemptions=</text:span></text:p>
            </office:annotation>
            <text:p>55185.50</text:p>
          </table:table-cell>
          <table:table-cell office:value-type="float" office:value="38450">
            <office:annotation draw:style-name="gr1" draw:text-style-name="P1" svg:width="1.1413in" svg:height="0.3902in" svg:x="13.6654in" svg:y="0.0902in" draw:caption-point-x="-0.2402in" draw:caption-point-y="0.1815in">
              <dc:date>2013-08-30T00:00:00</dc:date>
              <text:p text:style-name="P1"><text:span text:style-name="T1">Base Tax as per Chart</text:span></text:p>
            </office:annotation>
            <text:p>38450.00</text:p>
          </table:table-cell>
          <table:table-cell table:formula="of:=[.H2]-[.I2]" office:value-type="float" office:value="16735.4992">
            <office:annotation draw:style-name="gr1" draw:text-style-name="P1" svg:width="1.1413in" svg:height="0.5457in" svg:x="15.4272in" svg:y="0.0902in" draw:caption-point-x="-0.2402in" draw:caption-point-y="0.1815in">
              <dc:date>2013-08-30T00:00:00</dc:date>
              <text:p text:style-name="P1"><text:span text:style-name="T1">Gross Tax minus Tax Level = Taxable Amount</text:span></text:p>
            </office:annotation>
            <text:p>16735.50</text:p>
          </table:table-cell>
          <table:table-cell office:value-type="percentage" office:value="0.25">
            <office:annotation draw:style-name="gr1" draw:text-style-name="P1" svg:width="1.1413in" svg:height="0.3902in" svg:x="16.5665in" svg:y="0.0902in" draw:caption-point-x="-0.2402in" draw:caption-point-y="0.1815in">
              <dc:date>2013-08-30T00:00:00</dc:date>
              <text:p text:style-name="P1"><text:span text:style-name="T1">Percentage as per chart</text:span></text:p>
            </office:annotation>
            <text:p>25.00%</text:p>
          </table:table-cell>
          <table:table-cell table:formula="of:=[.J2]*[.K2]" office:value-type="float" office:value="4183.8748">
            <office:annotation draw:style-name="gr1" draw:text-style-name="P1" svg:width="1.1413in" svg:height="0.5457in" svg:x="17.8882in" svg:y="0.0902in" draw:caption-point-x="-0.2402in" draw:caption-point-y="0.1815in">
              <dc:date>2013-08-30T00:00:00</dc:date>
              <text:p text:style-name="P1"><text:span text:style-name="T1">Taxable amount multiplied by percentage.</text:span></text:p>
            </office:annotation>
            <text:p>4183.87</text:p>
          </table:table-cell>
          <table:table-cell office:value-type="float" office:value="4991.25">
            <office:annotation draw:style-name="gr1" draw:text-style-name="P1" svg:width="1.1413in" svg:height="0.5457in" svg:x="18.9094in" svg:y="0.0902in" draw:caption-point-x="-0.2402in" draw:caption-point-y="0.1815in">
              <dc:date>2013-08-30T00:00:00</dc:date>
              <text:p text:style-name="P1"><text:span text:style-name="T1">Chart figure based off Tax Level</text:span></text:p>
            </office:annotation>
            <text:p>4991.25</text:p>
          </table:table-cell>
          <table:table-cell table:formula="of:=[.M2]+[.L2]" office:value-type="float" office:value="9175.1248">
            <office:annotation draw:style-name="gr1" draw:text-style-name="P1" svg:width="1.1413in" svg:height="0.3902in" svg:x="20.1992in" svg:y="0.0902in" draw:caption-point-x="-0.2402in" draw:caption-point-y="0.1815in">
              <dc:date>2013-08-30T00:00:00</dc:date>
              <text:p text:style-name="P1"><text:span text:style-name="T1">Excess Tax plus Base Tax</text:span></text:p>
            </office:annotation>
            <text:p>9175.12</text:p>
          </table:table-cell>
          <table:table-cell office:value-type="float" office:value="5">
            <office:annotation draw:style-name="gr1" draw:text-style-name="P1" svg:width="1.1413in" svg:height="0.3902in" svg:x="20.7945in" svg:y="0.0902in" draw:caption-point-x="-0.2402in" draw:caption-point-y="0.1815in">
              <dc:date>2013-08-30T00:00:00</dc:date>
              <text:p text:style-name="P1"><text:span text:style-name="T1">Additional Withholding</text:span></text:p>
            </office:annotation>
            <text:p>5.00</text:p>
          </table:table-cell>
          <table:table-cell table:formula="of:=([.N2]/26)+[.O2]" office:value-type="float" office:value="357.889415384615">
            <text:p>357.8894153846</text:p>
          </table:table-cell>
          <table:table-cell table:number-columns-repeated="1007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ic Deduction</text:p>
          </table:table-cell>
          <table:table-cell office:value-type="float" office:value="151.69">
            <text:p>151.69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ers Deduction</text:p>
          </table:table-cell>
          <table:table-cell table:formula="of:=[.B2]*0.08" office:value-type="float" office:value="210.8008">
            <text:p>210.8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Base Percentage</text:p>
          </table:table-cell>
          <table:table-cell table:style-name="ce5" table:formula="of:=1-[.D12]" office:value-type="float" office:value="0.894044977462051">
            <office:annotation draw:style-name="gr1" draw:text-style-name="P1" svg:width="1.1413in" svg:height="0.3902in" svg:x="6.3803in" svg:y="0.8913in" draw:caption-point-x="-0.2402in" draw:caption-point-y="0.5945in">
              <dc:date>2013-08-30T00:00:00</dc:date>
              <text:p text:style-name="P1"><text:span text:style-name="T1">1 – Incentive Percentage</text:span></text:p>
            </office:annotation>
            <text:p>0.894044977</text:p>
          </table:table-cell>
          <table:table-cell table:number-columns-repeated="5"/>
          <table:table-cell table:style-name="ce6"/>
          <table:table-cell table:style-name="ce4"/>
          <table:table-cell table:number-columns-repeated="3"/>
          <table:table-cell table:style-name="ce2"/>
          <table:table-cell table:number-columns-repeated="1008"/>
          <table:table-cell table:style-name="Default"/>
        </table:table-row>
        <table:table-row table:style-name="ro1">
          <table:table-cell table:style-name="ce1" office:value-type="string">
            <text:p>Incentive</text:p>
          </table:table-cell>
          <table:table-cell table:style-name="ce3" office:value-type="string">
            <text:p>Total Fed Gross</text:p>
          </table:table-cell>
          <table:table-cell table:style-name="ce3" office:value-type="string">
            <text:p>Deductions</text:p>
          </table:table-cell>
          <table:table-cell table:style-name="ce3" office:value-type="string">
            <text:p>Tot Fed Gross</text:p>
          </table:table-cell>
          <table:table-cell table:style-name="ce3" office:value-type="string">
            <text:p>Fed Gross Taxable</text:p>
          </table:table-cell>
          <table:table-cell table:style-name="ce3" office:value-type="string">
            <text:p>Annual</text:p>
          </table:table-cell>
          <table:table-cell table:style-name="ce3" office:value-type="string">
            <text:p>An. Exemptions</text:p>
          </table:table-cell>
          <table:table-cell table:style-name="ce3" office:value-type="string">
            <text:p>An. gross tax</text:p>
          </table:table-cell>
          <table:table-cell table:style-name="ce3" office:value-type="string">
            <text:p>Tax Level</text:p>
          </table:table-cell>
          <table:table-cell table:style-name="ce3" office:value-type="string">
            <text:p>Excess Taxable</text:p>
          </table:table-cell>
          <table:table-cell table:style-name="ce7" office:value-type="string">
            <text:p>Excess %</text:p>
          </table:table-cell>
          <table:table-cell table:style-name="ce3" office:value-type="string">
            <text:p>Excess Tax</text:p>
          </table:table-cell>
          <table:table-cell table:style-name="ce3" office:value-type="string">
            <text:p>Base tax</text:p>
          </table:table-cell>
          <table:table-cell table:style-name="ce3" office:value-type="string">
            <text:p>Annual Tax</text:p>
          </table:table-cell>
          <table:table-cell table:style-name="ce3" office:value-type="string">
            <text:p>Add.</text:p>
          </table:table-cell>
          <table:table-cell table:style-name="ce1" office:value-type="string">
            <text:p>Paycheck Tax</text:p>
          </table:table-cell>
          <table:table-cell table:style-name="ce1" table:number-columns-repeated="1008"/>
        </table:table-row>
        <table:table-row table:style-name="ro2">
          <table:table-cell office:value-type="float" office:value="258.33">
            <text:p>258.33</text:p>
          </table:table-cell>
          <table:table-cell office:value-type="float" office:value="2438.11">
            <text:p>2438.11</text:p>
          </table:table-cell>
          <table:table-cell table:formula="of:=[.C14]+[.C15]" office:value-type="float" office:value="346.7388">
            <text:p>346.74</text:p>
          </table:table-cell>
          <table:table-cell table:formula="of:=[.B10]-[.C10]" office:value-type="float" office:value="2091.3712">
            <office:annotation draw:style-name="gr1" draw:text-style-name="P1" svg:width="1.1413in" svg:height="0.5457in" svg:x="6.3803in" svg:y="1.3606in" draw:caption-point-x="-0.2402in" draw:caption-point-y="0.5945in">
              <dc:date>2013-08-30T00:00:00</dc:date>
              <text:p text:style-name="P1"><text:span text:style-name="T1">Total Federal Gross minus Deductions</text:span></text:p>
            </office:annotation>
            <text:p>2091.37</text:p>
          </table:table-cell>
          <table:table-cell table:formula="of:=[.D10]*[.D8]" office:value-type="float" office:value="1869.77991736878">
            <office:annotation draw:style-name="gr1" draw:text-style-name="P1" svg:width="1.1413in" svg:height="0.5457in" svg:x="8.4839in" svg:y="1.3606in" draw:caption-point-x="-0.2402in" draw:caption-point-y="0.5945in">
              <dc:date>2013-08-30T00:00:00</dc:date>
              <text:p text:style-name="P1"><text:span text:style-name="T1">Base Percentage * Total Fed Gross</text:span></text:p>
            </office:annotation>
            <text:p>1869.78</text:p>
          </table:table-cell>
          <table:table-cell table:formula="of:=[.E10]*26" office:value-type="float" office:value="48614.2778515883">
            <text:p>48614.28</text:p>
          </table:table-cell>
          <table:table-cell office:value-type="float" office:value="-3900">
            <text:p>-3900.00</text:p>
          </table:table-cell>
          <table:table-cell table:formula="of:=[.F10]+[.G10]" office:value-type="float" office:value="44714.2778515883">
            <text:p>44714.28</text:p>
          </table:table-cell>
          <table:table-cell office:value-type="float" office:value="38450">
            <text:p>38450.00</text:p>
          </table:table-cell>
          <table:table-cell table:formula="of:=[.H10]-[.I10]" office:value-type="float" office:value="6264.27785158833">
            <text:p>6264.28</text:p>
          </table:table-cell>
          <table:table-cell office:value-type="percentage" office:value="0.25">
            <text:p>25.00%</text:p>
          </table:table-cell>
          <table:table-cell table:formula="of:=[.J10]*[.K10]" office:value-type="float" office:value="1566.06946289708">
            <text:p>1566.07</text:p>
          </table:table-cell>
          <table:table-cell office:value-type="float" office:value="4991.25">
            <text:p>4991.25</text:p>
          </table:table-cell>
          <table:table-cell table:formula="of:=[.M10]+[.L10]" office:value-type="float" office:value="6557.31946289708">
            <text:p>6557.32</text:p>
          </table:table-cell>
          <table:table-cell office:value-type="float" office:value="5">
            <text:p>5.00</text:p>
          </table:table-cell>
          <table:table-cell table:formula="of:=([.N10]/26)+[.O10]" office:value-type="float" office:value="257.204594726811">
            <text:p>257.2045947268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formula="of:=[.D10]" office:value-type="float" office:value="2091.3712">
            <text:p>2091.37</text:p>
          </table:table-cell>
          <table:table-cell table:formula="of:=[.D11]*[.D12]" office:value-type="float" office:value="221.591282631218">
            <office:annotation draw:style-name="gr1" draw:text-style-name="P1" svg:width="1.1413in" svg:height="0.5457in" svg:x="8.4839in" svg:y="1.5622in" draw:caption-point-x="-0.2402in" draw:caption-point-y="0.5945in">
              <dc:date>2013-08-30T00:00:00</dc:date>
              <text:p text:style-name="P1"><text:span text:style-name="T1">Incentive Percentage time Total Fed Gross</text:span></text:p>
            </office:annotation>
            <text:p>221.59</text:p>
          </table:table-cell>
          <table:table-cell table:formula="of:=[.E11]*12" office:value-type="float" office:value="2659.09539157462">
            <text:p>2659.10</text:p>
          </table:table-cell>
          <table:table-cell office:value-type="float" office:value="-3900">
            <text:p>-3900.00</text:p>
          </table:table-cell>
          <table:table-cell table:formula="of:=[.F11]+[.G11]" office:value-type="float" office:value="-1240.90460842538">
            <text:p>-1240.90</text:p>
          </table:table-cell>
          <table:table-cell office:value-type="float" office:value="2200">
            <text:p>2200.00</text:p>
          </table:table-cell>
          <table:table-cell table:formula="of:=[.H11]-[.I11]" office:value-type="float" office:value="-3440.90460842538">
            <text:p>-3440.90</text:p>
          </table:table-cell>
          <table:table-cell office:value-type="percentage" office:value="0.1">
            <text:p>10.00%</text:p>
          </table:table-cell>
          <table:table-cell table:number-columns-repeated="4"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centive Percentage</text:p>
          </table:table-cell>
          <table:table-cell table:style-name="ce5" table:formula="of:=[.A10]/[.B10]" office:value-type="float" office:value="0.105955022537949">
            <office:annotation draw:style-name="gr1" draw:text-style-name="P1" svg:width="1.1413in" svg:height="1.0122in" svg:x="6.3803in" svg:y="1.7634in" draw:caption-point-x="-0.2402in" draw:caption-point-y="0.5945in">
              <dc:date>2013-08-30T00:00:00</dc:date>
              <text:p text:style-name="P1"><text:span text:style-name="T1">Calculated by dividing Incentive (258.33) by Total Fed Gross (2438.11)</text:span></text:p>
            </office:annotation>
            <text:p>0.105955023</text:p>
          </table:table-cell>
          <table:table-cell table:number-columns-repeated="5"/>
          <table:table-cell table:style-name="ce6"/>
          <table:table-cell table:style-name="ce4"/>
          <table:table-cell table:number-columns-repeated="3"/>
          <table:table-cell table:style-name="ce2"/>
          <table:table-cell table:number-columns-repeated="1008"/>
          <table:table-cell table:style-name="Default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ic Deduction</text:p>
          </table:table-cell>
          <table:table-cell office:value-type="float" office:value="151.69">
            <text:p>151.69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ers Deduction</text:p>
          </table:table-cell>
          <table:table-cell table:formula="of:=[.B10]*0.08" office:value-type="float" office:value="195.0488">
            <text:p>195.05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>
            <text:p>Incentive</text:p>
          </table:table-cell>
          <table:table-cell table:style-name="ce3" office:value-type="string">
            <text:p>Total Fed Gross</text:p>
          </table:table-cell>
          <table:table-cell table:style-name="ce3" office:value-type="string">
            <text:p>Deductions</text:p>
          </table:table-cell>
          <table:table-cell table:style-name="Default"/>
          <table:table-cell table:style-name="ce3" office:value-type="string">
            <text:p>Fed Gross Taxable</text:p>
          </table:table-cell>
          <table:table-cell table:style-name="ce3" office:value-type="string">
            <text:p>Annual</text:p>
          </table:table-cell>
          <table:table-cell table:style-name="ce3" office:value-type="string">
            <text:p>An. Exemptions</text:p>
          </table:table-cell>
          <table:table-cell table:style-name="ce3" office:value-type="string">
            <text:p>An. gross tax</text:p>
          </table:table-cell>
          <table:table-cell table:style-name="ce3" office:value-type="string">
            <text:p>Tax Level</text:p>
          </table:table-cell>
          <table:table-cell table:style-name="ce3" office:value-type="string">
            <text:p>Excess Taxable</text:p>
          </table:table-cell>
          <table:table-cell table:style-name="ce7" office:value-type="string">
            <text:p>Excess %</text:p>
          </table:table-cell>
          <table:table-cell table:style-name="ce3" office:value-type="string">
            <text:p>Excess Tax</text:p>
          </table:table-cell>
          <table:table-cell table:style-name="ce3" office:value-type="string">
            <text:p>Base tax</text:p>
          </table:table-cell>
          <table:table-cell table:style-name="ce3" office:value-type="string">
            <text:p>Annual Tax</text:p>
          </table:table-cell>
          <table:table-cell table:style-name="ce3" office:value-type="string">
            <text:p>Add.</text:p>
          </table:table-cell>
          <table:table-cell table:style-name="ce1" office:value-type="string">
            <text:p>Paycheck Tax</text:p>
          </table:table-cell>
          <table:table-cell table:number-columns-repeated="1008"/>
        </table:table-row>
        <table:table-row table:style-name="ro2">
          <table:table-cell office:value-type="float" office:value="0">
            <office:annotation draw:style-name="gr1" draw:text-style-name="P1" svg:width="1.1413in" svg:height="0.3953in" svg:x="1.2894in" svg:y="3.8598in" draw:caption-point-x="-0.2402in" draw:caption-point-y="0.1815in">
              <dc:date>2013-08-30T00:00:00</dc:date>
              <text:p text:style-name="P1"><text:span text:style-name="T1">State Incentive (2</text:span><text:span text:style-name="T2">nd</text:span><text:span text:style-name="T1"> Pay Only)</text:span></text:p>
            </office:annotation>
            <text:p>0</text:p>
          </table:table-cell>
          <table:table-cell office:value-type="float" office:value="2060.09">
            <office:annotation draw:style-name="gr1" draw:text-style-name="P1" svg:width="1.1413in" svg:height="0.3902in" svg:x="3.0618in" svg:y="3.8598in" draw:caption-point-x="-0.2402in" draw:caption-point-y="0.1815in">
              <dc:date>2013-08-30T00:00:00</dc:date>
              <text:p text:style-name="P1"><text:span text:style-name="T1">Total Gross Pay from Paycheck</text:span></text:p>
            </office:annotation>
            <text:p>2060.09</text:p>
          </table:table-cell>
          <table:table-cell table:formula="of:=[.C22]+[.C23]" office:value-type="float" office:value="282.4972">
            <office:annotation draw:style-name="gr1" draw:text-style-name="P1" svg:width="1.1413in" svg:height="0.5457in" svg:x="4.7909in" svg:y="3.8598in" draw:caption-point-x="-0.2402in" draw:caption-point-y="0.1815in">
              <dc:date>2013-08-30T00:00:00</dc:date>
              <text:p text:style-name="P1"><text:span text:style-name="T1">TAXABLE DEDUCTIONS ONLY</text:span></text:p>
            </office:annotation>
            <text:p>282.50</text:p>
          </table:table-cell>
          <table:table-cell table:style-name="Default"/>
          <table:table-cell table:formula="of:=[.B20]-[.C20]" office:value-type="float" office:value="1777.5928">
            <office:annotation draw:style-name="gr1" draw:text-style-name="P1" svg:width="1.1413in" svg:height="0.3902in" svg:x="8.4839in" svg:y="3.8598in" draw:caption-point-x="-0.2402in" draw:caption-point-y="0.1815in">
              <dc:date>2013-08-30T00:00:00</dc:date>
              <text:p text:style-name="P1"><text:span text:style-name="T1">Total Gross - Deductions</text:span></text:p>
            </office:annotation>
            <text:p>1777.59</text:p>
          </table:table-cell>
          <table:table-cell table:formula="of:=[.E20]*26" office:value-type="float" office:value="46217.4128">
            <office:annotation draw:style-name="gr1" draw:text-style-name="P1" svg:width="1.1413in" svg:height="0.5457in" svg:x="9.3236in" svg:y="3.8598in" draw:caption-point-x="-0.2402in" draw:caption-point-y="0.1815in">
              <dc:date>2013-08-30T00:00:00</dc:date>
              <text:p text:style-name="P1"><text:span text:style-name="T1">Federal Gross multiplied by 26 (bi-weekly pays)</text:span></text:p>
            </office:annotation>
            <text:p>46217.41</text:p>
          </table:table-cell>
          <table:table-cell office:value-type="float" office:value="-3900">
            <office:annotation draw:style-name="gr1" draw:text-style-name="P1" svg:width="1.1413in" svg:height="0.3902in" svg:x="11.0638in" svg:y="3.8598in" draw:caption-point-x="-0.2402in" draw:caption-point-y="0.1815in">
              <dc:date>2013-08-30T00:00:00</dc:date>
              <text:p text:style-name="P1"><text:span text:style-name="T1">Single + 1 Exemption</text:span></text:p>
            </office:annotation>
            <text:p>-3900.00</text:p>
          </table:table-cell>
          <table:table-cell table:formula="of:=[.F20]+[.G20]" office:value-type="float" office:value="42317.4128">
            <office:annotation draw:style-name="gr1" draw:text-style-name="P1" svg:width="1.1413in" svg:height="0.3902in" svg:x="12.5362in" svg:y="3.8598in" draw:caption-point-x="-0.2402in" draw:caption-point-y="0.1815in">
              <dc:date>2013-08-30T00:00:00</dc:date>
              <text:p text:style-name="P1"><text:span text:style-name="T1">Annual Gross – Exemptions=</text:span></text:p>
            </office:annotation>
            <text:p>42317.41</text:p>
          </table:table-cell>
          <table:table-cell office:value-type="float" office:value="38450">
            <office:annotation draw:style-name="gr1" draw:text-style-name="P1" svg:width="1.1413in" svg:height="0.3902in" svg:x="13.6654in" svg:y="3.8598in" draw:caption-point-x="-0.2402in" draw:caption-point-y="0.1815in">
              <dc:date>2013-08-30T00:00:00</dc:date>
              <text:p text:style-name="P1"><text:span text:style-name="T1">Base Tax as per Chart</text:span></text:p>
            </office:annotation>
            <text:p>38450.00</text:p>
          </table:table-cell>
          <table:table-cell table:formula="of:=[.H20]-[.I20]" office:value-type="float" office:value="3867.41280000001">
            <office:annotation draw:style-name="gr1" draw:text-style-name="P1" svg:width="1.1413in" svg:height="0.5457in" svg:x="15.4272in" svg:y="3.8598in" draw:caption-point-x="-0.2402in" draw:caption-point-y="0.1815in">
              <dc:date>2013-08-30T00:00:00</dc:date>
              <text:p text:style-name="P1"><text:span text:style-name="T1">Gross Tax minus Tax Level = Taxable Amount</text:span></text:p>
            </office:annotation>
            <text:p>3867.41</text:p>
          </table:table-cell>
          <table:table-cell office:value-type="percentage" office:value="0.25">
            <office:annotation draw:style-name="gr1" draw:text-style-name="P1" svg:width="1.1413in" svg:height="0.3902in" svg:x="16.5665in" svg:y="3.8598in" draw:caption-point-x="-0.2402in" draw:caption-point-y="0.1815in">
              <dc:date>2013-08-30T00:00:00</dc:date>
              <text:p text:style-name="P1"><text:span text:style-name="T1">Percentage as per chart</text:span></text:p>
            </office:annotation>
            <text:p>25.00%</text:p>
          </table:table-cell>
          <table:table-cell table:formula="of:=[.J20]*[.K20]" office:value-type="float" office:value="966.853200000001">
            <office:annotation draw:style-name="gr1" draw:text-style-name="P1" svg:width="1.1413in" svg:height="0.5457in" svg:x="17.8882in" svg:y="3.8598in" draw:caption-point-x="-0.2402in" draw:caption-point-y="0.1815in">
              <dc:date>2013-08-30T00:00:00</dc:date>
              <text:p text:style-name="P1"><text:span text:style-name="T1">Taxable amount multiplied by percentage.</text:span></text:p>
            </office:annotation>
            <text:p>966.85</text:p>
          </table:table-cell>
          <table:table-cell office:value-type="float" office:value="4991.25">
            <office:annotation draw:style-name="gr1" draw:text-style-name="P1" svg:width="1.1413in" svg:height="0.5457in" svg:x="18.9094in" svg:y="3.8598in" draw:caption-point-x="-0.2402in" draw:caption-point-y="0.1815in">
              <dc:date>2013-08-30T00:00:00</dc:date>
              <text:p text:style-name="P1"><text:span text:style-name="T1">Chart figure based off Tax Level</text:span></text:p>
            </office:annotation>
            <text:p>4991.25</text:p>
          </table:table-cell>
          <table:table-cell table:formula="of:=[.M20]+[.L20]" office:value-type="float" office:value="5958.1032">
            <office:annotation draw:style-name="gr1" draw:text-style-name="P1" svg:width="1.1413in" svg:height="0.3902in" svg:x="20.1992in" svg:y="3.8598in" draw:caption-point-x="-0.2402in" draw:caption-point-y="0.1815in">
              <dc:date>2013-08-30T00:00:00</dc:date>
              <text:p text:style-name="P1"><text:span text:style-name="T1">Excess Tax plus Base Tax</text:span></text:p>
            </office:annotation>
            <text:p>5958.10</text:p>
          </table:table-cell>
          <table:table-cell office:value-type="float" office:value="5">
            <office:annotation draw:style-name="gr1" draw:text-style-name="P1" svg:width="1.1413in" svg:height="0.3902in" svg:x="20.7945in" svg:y="3.8598in" draw:caption-point-x="-0.2402in" draw:caption-point-y="0.1815in">
              <dc:date>2013-08-30T00:00:00</dc:date>
              <text:p text:style-name="P1"><text:span text:style-name="T1">Additional Withholding</text:span></text:p>
            </office:annotation>
            <text:p>5.00</text:p>
          </table:table-cell>
          <table:table-cell table:formula="of:=([.N20]/26)+[.O20]" office:value-type="float" office:value="234.157815384615">
            <text:p>234.157815384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tatic Deduction</text:p>
          </table:table-cell>
          <table:table-cell office:value-type="float" office:value="117.69">
            <text:p>117.69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ers Deduction</text:p>
          </table:table-cell>
          <table:table-cell table:formula="of:=[.B20]*0.08" office:value-type="float" office:value="164.8072">
            <text:p>164.81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number:number-style style:name="N120P0" style:volatile="true">
      <number:number number:decimal-places="2" number:min-integer-digits="1"/>
    </number:number-style>
    <number:number-style style:name="N120">
      <style:text-properties fo:color="#ff0000"/>
      <number:text>-</number:text>
      <number:number number:decimal-places="2" number:min-integer-digits="1"/>
      <style:map style:condition="value()&gt;=0" style:apply-style-name="N120P0"/>
    </number:number-style>
    <number:number-style style:name="N122P0" style:volatile="true">
      <number:number number:decimal-places="9" number:min-integer-digits="1"/>
    </number:number-style>
    <number:number-style style:name="N122">
      <style:text-properties fo:color="#ff0000"/>
      <number:text>-</number:text>
      <number:number number:decimal-places="9" number:min-integer-digits="1"/>
      <style:map style:condition="value()&gt;=0" style:apply-style-name="N12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20:12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scue </meta:initial-creator>
    <meta:creation-date>2013-08-30T11:05:19</meta:creation-date>
    <dc:date>2013-10-21T20:24:28</dc:date>
    <dc:creator>Rescue </dc:creator>
    <meta:editing-duration>PT40M42S</meta:editing-duration>
    <meta:editing-cycles>5</meta:editing-cycles>
    <meta:generator>LibreOffice/4.0.2.2$Linux_X86_64 LibreOffice_project/400m0$Build-2</meta:generator>
    <meta:document-statistic meta:table-count="1" meta:cell-count="121" meta:object-count="0"/>
  </office:meta>
</office:document-meta>
</file>